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A0000003AFC3F44E859E3EBA8.png" manifest:media-type="image/png"/>
  <manifest:file-entry manifest:full-path="Pictures/100014EB000006B8000006B85C1E128537C13793.svg" manifest:media-type="image/svg+xml"/>
  <manifest:file-entry manifest:full-path="Pictures/100002010000008000000080CDFEB8A6BBCE3321.png" manifest:media-type="image/png"/>
  <manifest:file-entry manifest:full-path="Pictures/10000201000000160000001686F8277F972B0563.png" manifest:media-type="image/png"/>
  <manifest:file-entry manifest:full-path="Pictures/100002010000008000000080A593BDA00FB709C6.png" manifest:media-type="image/png"/>
  <manifest:file-entry manifest:full-path="Pictures/1000020100000016000000165B151493DE7E1468.png" manifest:media-type="image/png"/>
  <manifest:file-entry manifest:full-path="Pictures/100002010000002000000020343233169D79B7E1.png" manifest:media-type="image/png"/>
  <manifest:file-entry manifest:full-path="Pictures/1000020100000020000000207BFDA3721898B4B1.png" manifest:media-type="image/png"/>
  <manifest:file-entry manifest:full-path="Pictures/100002010000002000000020BA9A1F69E66E74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2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7.01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5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ackground-color="#99ffff" fo:border-left="1.5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ff66" fo:border-left="1.5pt solid #000000" fo:border-right="0.06pt solid #000000" fo:border-top="0.06pt solid #000000"/>
    </style:style>
    <style:style style:name="ce16" style:family="table-cell" style:parent-style-name="Default">
      <style:table-cell-properties fo:border-bottom="1.5pt solid #000000" fo:border-left="1.5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4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ackground-color="#99ffff" fo:border="0.06pt solid #000000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m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ffff66" fo:border="0.06pt solid #000000"/>
    </style:style>
    <style:style style:name="ce29" style:family="table-cell" style:parent-style-name="Default">
      <style:table-cell-properties fo:border-bottom="1.5pt solid #000000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none" fo:border-left="none" fo:border-right="1.5pt solid #000000" fo:border-top="1.5pt solid #000000"/>
    </style:style>
    <style:style style:name="ce36" style:family="table-cell" style:parent-style-name="Default">
      <style:table-cell-properties fo:border-bottom="none" fo:border-left="none" fo:border-right="1.5pt solid #000000" fo:border-top="none"/>
    </style:style>
    <style:style style:name="ce37" style:family="table-cell" style:parent-style-name="Default">
      <style:table-cell-properties fo:border-bottom="0.06pt solid #000000" fo:background-color="#99ffff" fo:border-left="0.06pt solid #000000" fo:border-right="1.5pt solid #000000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mm"/>
    </style:style>
    <style:style style:name="ce40" style:family="table-cell" style:parent-style-name="Default">
      <style:table-cell-properties fo:border-bottom="0.06pt solid #000000" fo:background-color="#ffff66" fo:border-left="0.06pt solid #000000" fo:border-right="1.5pt solid #000000" fo:border-top="0.06pt solid #000000"/>
    </style:style>
    <style:style style:name="ce41" style:family="table-cell" style:parent-style-name="Default">
      <style:table-cell-properties fo:border-bottom="1.5pt solid #000000" fo:border-left="0.06pt solid #000000" fo:border-right="1.5pt solid #000000" fo:border-top="0.06pt solid 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from="1" to="1" number="1">
          <table:table-cell/>
          <table:table-cell table:style-name="ce1" office:value-type="string" calcext:value-type="string">
            <text:p>Report about continents at 2016-09-17 14:14 by xv1t@yandex.ru</text:p>
          </table:table-cell>
          <table:table-cell table:number-columns-repeated="5"/>
        </table:table-row>
        <table:table-row table:style-name="ro2" from="2" to="2" number="2">
          <table:table-cell table:number-columns-repeated="7"/>
        </table:table-row>
        <table:table-row table:style-name="ro3" from="3" to="3" number="3" range_name="Continents" range_level="1" range_start="Continents" ranges="Continents" done="true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Africa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float" calcext:value-type="float" office:value="6309.01">
            <text:p>6309,01</text:p>
          </table:table-cell>
          <table:table-cell table:style-name="ce34" office:value-type="float" calcext:value-type="float" office:value="1">
            <text:p>1</text:p>
          </table:table-cell>
          <table:table-cell table:style-name="ce42">
            <draw:frame table:end-cell-address="Sheet1.G7" table:end-x="20.97mm" table:end-y="0.31mm" draw:z-index="4" draw:name="Изображение 2" draw:style-name="gr1" draw:text-style-name="P1" svg:width="19mm" svg:height="18.39mm" svg:x="1.97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 from="4" to="4" number="4" range_name="Continents" range_level="1" ranges="Continents" done="true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 from="5" to="5" number="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Egypt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[Country.capital]</text:p>
          </table:table-cell>
          <table:table-cell table:style-name="ce43"/>
        </table:table-row>
        <table:table-row table:style-name="ro2" from="6" to="6" number="6" range_name="Countries" range_level="2" ranges="Continents,Countrie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number="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8" to="8" number="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Kair</text:p>
            <draw:frame table:end-cell-address="Sheet1.C9" table:end-x="33.15mm" table:end-y="0.03mm" draw:z-index="6" draw:name="Изображение 4" draw:style-name="gr1" draw:text-style-name="P1" svg:width="4.38mm" svg:height="4.22mm" svg:x="28.77mm" svg:y="0.33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9" to="9" number="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1">
            <text:p>1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5" to="5" number="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Madagaskar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[Country.capital]</text:p>
          </table:table-cell>
          <table:table-cell table:style-name="ce43"/>
        </table:table-row>
        <table:table-row table:style-name="ro2" from="6" to="6" number="6" range_name="Countries" range_level="2" ranges="Continents,Countrie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number="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9" to="9" number="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0">
            <text:p>0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10" to="10" number="10" range_name="Continents" range_level="1" ranges="Continents" done="true">
          <table:table-cell/>
          <table:table-cell table:style-name="ce4"/>
          <table:table-cell table:number-columns-repeated="4"/>
          <table:table-cell table:style-name="ce43"/>
        </table:table-row>
        <table:table-row table:style-name="ro2" from="11" to="11" number="11" range_name="Seas" range_level="2" range_start="Seas" ranges="Continents,Seas" range_parent="Continents" done="true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86F8277F972B0563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Red Sea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float" calcext:value-type="float" office:value="233.2">
            <text:p>233,2</text:p>
          </table:table-cell>
          <table:table-cell table:style-name="ce43"/>
        </table:table-row>
        <table:table-row table:style-name="ro2" from="12" to="12" number="12" range_name="Seas" range_level="2" ranges="Continents,Sea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 from="13" to="13" number="13" range_name="Seas" range_level="2" ranges="Continents,Seas" range_parent="Continents" done="true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 from="14" to="14" number="14" range_name="Islands" range_level="3" range_start="Islands" range_end="Seas,Islands" ranges="Continents,Seas,Islands" range_parent="Seas" done="true">
          <table:table-cell/>
          <table:table-cell table:style-name="ce4"/>
          <table:table-cell table:style-name="ce16" office:value-type="string" calcext:value-type="string">
            <text:p>Palm</text:p>
          </table:table-cell>
          <table:table-cell table:style-name="ce29" office:value-type="float" calcext:value-type="float" office:value="23.5">
            <text:p>23,5</text:p>
          </table:table-cell>
          <table:table-cell table:style-name="ce29" office:value-type="string" calcext:value-type="string">
            <text:p>[Island.animals]</text:p>
          </table:table-cell>
          <table:table-cell table:style-name="ce41" office:value-type="string" calcext:value-type="string">
            <text:p>[Island.volcano]</text:p>
            <draw:frame table:end-cell-address="Sheet1.F14" table:end-x="33.61mm" table:end-y="4.11mm" draw:z-index="8" draw:name="Изображение 6" draw:style-name="gr1" draw:text-style-name="P1" svg:width="3.27mm" svg:height="3.16mm" svg:x="30.34mm" svg:y="0.95mm">
              <draw:image xlink:href="Pictures/1000020100000016000000165B151493DE7E1468.png" xlink:type="simple" xlink:show="embed" xlink:actuate="onLoad">
                <text:p/>
              </draw:image>
            </draw:frame>
          </table:table-cell>
          <table:table-cell table:style-name="ce43"/>
        </table:table-row>
        <table:table-row table:style-name="ro2" from="15" to="15" number="15" range_name="Continents" range_level="1" ranges="Continents" done="true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float" calcext:value-type="float" office:value="1">
            <text:p>1</text:p>
          </table:table-cell>
          <table:table-cell table:style-name="ce27" table:number-columns-repeated="2"/>
          <table:table-cell table:style-name="ce43"/>
        </table:table-row>
        <table:table-row table:style-name="ro2" from="16" to="16" number="16" range_name="Continents" range_level="1" ranges="Continents" done="true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float" calcext:value-type="float" office:value="2">
            <text:p>2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float" calcext:value-type="float" office:value="342">
            <text:p>342</text:p>
          </table:table-cell>
          <table:table-cell table:style-name="ce44"/>
        </table:table-row>
        <table:table-row table:style-name="ro4" from="17" to="17" number="17" range_name="Continents" range_level="1" range_end="Continents" ranges="Continents" done="true">
          <table:table-cell table:number-columns-repeated="7"/>
        </table:table-row>
        <table:table-row table:style-name="ro3" from="3" to="3" number="3" range_name="Continents" range_level="1" range_start="Continents" ranges="Continents" done="true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Euroasia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float" calcext:value-type="float" office:value="8726.34">
            <text:p>8726,34</text:p>
          </table:table-cell>
          <table:table-cell table:style-name="ce34" office:value-type="float" calcext:value-type="float" office:value="2">
            <text:p>2</text:p>
          </table:table-cell>
          <table:table-cell table:style-name="ce42">
            <draw:frame table:end-cell-address="Sheet1.G7" table:end-x="20.97mm" table:end-y="0.31mm" draw:z-index="4" draw:name="Изображение 2" draw:style-name="gr1" draw:text-style-name="P1" svg:width="19mm" svg:height="18.39mm" svg:x="1.97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 from="4" to="4" number="4" range_name="Continents" range_level="1" ranges="Continents" done="true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 from="5" to="5" number="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USSR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Moscow</text:p>
          </table:table-cell>
          <table:table-cell table:style-name="ce43"/>
        </table:table-row>
        <table:table-row table:style-name="ro2" from="6" to="6" number="6" range_name="Countries" range_level="2" ranges="Continents,Countrie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number="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8" to="8" number="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Samara</text:p>
            <draw:frame table:end-cell-address="Sheet1.C9" table:end-x="33.15mm" table:end-y="0.03mm" draw:z-index="6" draw:name="Изображение 4" draw:style-name="gr1" draw:text-style-name="P1" svg:width="4.38mm" svg:height="4.22mm" svg:x="28.77mm" svg:y="0.33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8" to="8" number="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Moscow</text:p>
            <draw:frame table:end-cell-address="Sheet1.C9" table:end-x="33.15mm" table:end-y="0.03mm" draw:z-index="6" draw:name="Изображение 4" draw:style-name="gr1" draw:text-style-name="P1" svg:width="4.38mm" svg:height="4.22mm" svg:x="28.77mm" svg:y="0.33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9" to="9" number="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2">
            <text:p>2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5" to="5" number="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Belorussia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Minsk</text:p>
          </table:table-cell>
          <table:table-cell table:style-name="ce43"/>
        </table:table-row>
        <table:table-row table:style-name="ro2" from="6" to="6" number="6" range_name="Countries" range_level="2" ranges="Continents,Countrie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number="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8" to="8" number="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Minsk</text:p>
            <draw:frame table:end-cell-address="Sheet1.C9" table:end-x="33.15mm" table:end-y="0.03mm" draw:z-index="6" draw:name="Изображение 4" draw:style-name="gr1" draw:text-style-name="P1" svg:width="4.38mm" svg:height="4.22mm" svg:x="28.77mm" svg:y="0.33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8" to="8" number="8" range_name="Cities" range_level="3" range_start="Cities" range_end="Cities" ranges="Continents,Countries,Cities" range_parent="Countries" done="true">
          <table:table-cell/>
          <table:table-cell table:style-name="ce4"/>
          <table:table-cell table:style-name="ce13" office:value-type="string" calcext:value-type="string">
            <text:p>Grodno</text:p>
            <draw:frame table:end-cell-address="Sheet1.C9" table:end-x="33.15mm" table:end-y="0.03mm" draw:z-index="6" draw:name="Изображение 4" draw:style-name="gr1" draw:text-style-name="P1" svg:width="4.38mm" svg:height="4.22mm" svg:x="28.77mm" svg:y="0.33mm">
              <draw:image xlink:href="Pictures/100002010000002000000020343233169D79B7E1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[City.population]</text:p>
          </table:table-cell>
          <table:table-cell table:style-name="ce8" office:value-type="string" calcext:value-type="string">
            <text:p>[City.factories]</text:p>
          </table:table-cell>
          <table:table-cell table:style-name="ce38" office:value-type="string" calcext:value-type="string">
            <text:p>[City.parks]</text:p>
          </table:table-cell>
          <table:table-cell table:style-name="ce43"/>
        </table:table-row>
        <table:table-row table:style-name="ro2" from="9" to="9" number="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2">
            <text:p>2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10" to="10" number="10" range_name="Continents" range_level="1" ranges="Continents" done="true">
          <table:table-cell/>
          <table:table-cell table:style-name="ce4"/>
          <table:table-cell table:number-columns-repeated="4"/>
          <table:table-cell table:style-name="ce43"/>
        </table:table-row>
        <table:table-row table:style-name="ro2" from="11" to="11" number="11" range_name="Seas" range_level="2" range_start="Seas" ranges="Continents,Seas" range_parent="Continents" done="true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86F8277F972B0563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Black sea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float" calcext:value-type="float" office:value="4452.16">
            <text:p>4452,16</text:p>
          </table:table-cell>
          <table:table-cell table:style-name="ce43"/>
        </table:table-row>
        <table:table-row table:style-name="ro2" from="12" to="12" number="12" range_name="Seas" range_level="2" ranges="Continents,Sea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 from="13" to="13" number="13" range_name="Seas" range_level="2" ranges="Continents,Seas" range_parent="Continents" done="true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 from="14" to="14" number="14" range_name="Islands" range_level="3" range_start="Islands" range_end="Seas,Islands" ranges="Continents,Seas,Islands" range_parent="Seas" done="true">
          <table:table-cell/>
          <table:table-cell table:style-name="ce4"/>
          <table:table-cell table:style-name="ce16" office:value-type="string" calcext:value-type="string">
            <text:p>Buyan</text:p>
          </table:table-cell>
          <table:table-cell table:style-name="ce29" office:value-type="float" calcext:value-type="float" office:value="45">
            <text:p>45</text:p>
          </table:table-cell>
          <table:table-cell table:style-name="ce29" office:value-type="string" calcext:value-type="string">
            <text:p>Belki, lebedy</text:p>
          </table:table-cell>
          <table:table-cell table:style-name="ce41" office:value-type="string" calcext:value-type="string">
            <text:p>no</text:p>
            <draw:frame table:end-cell-address="Sheet1.F14" table:end-x="33.61mm" table:end-y="4.11mm" draw:z-index="8" draw:name="Изображение 6" draw:style-name="gr1" draw:text-style-name="P1" svg:width="3.27mm" svg:height="3.16mm" svg:x="30.34mm" svg:y="0.95mm">
              <draw:image xlink:href="Pictures/1000020100000016000000165B151493DE7E1468.png" xlink:type="simple" xlink:show="embed" xlink:actuate="onLoad">
                <text:p/>
              </draw:image>
            </draw:frame>
          </table:table-cell>
          <table:table-cell table:style-name="ce43"/>
        </table:table-row>
        <table:table-row table:style-name="ro2" from="11" to="11" number="11" range_name="Seas" range_level="2" range_start="Seas" ranges="Continents,Seas" range_parent="Continents" done="true">
          <table:table-cell/>
          <table:table-cell table:style-name="ce5" office:value-type="string" calcext:value-type="string">
            <text:p>Sea num</text:p>
          </table:table-cell>
          <table:table-cell table:style-name="ce10" office:value-type="string" calcext:value-type="string">
            <text:p>Sea</text:p>
            <draw:frame table:end-cell-address="Sheet1.C12" table:end-x="7.81mm" table:end-y="2.62mm" draw:z-index="7" draw:name="Изображение 5" draw:style-name="gr1" draw:text-style-name="P1" svg:width="6.19mm" svg:height="6.19mm" svg:x="1.62mm" svg:y="0.95mm">
              <draw:image xlink:href="Pictures/10000201000000160000001686F8277F972B0563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Azovsloe</text:p>
          </table:table-cell>
          <table:table-cell table:style-name="ce33" office:value-type="string" calcext:value-type="string">
            <text:p>Sea area</text:p>
          </table:table-cell>
          <table:table-cell table:style-name="ce35" office:value-type="float" calcext:value-type="float" office:value="342">
            <text:p>342</text:p>
          </table:table-cell>
          <table:table-cell table:style-name="ce43"/>
        </table:table-row>
        <table:table-row table:style-name="ro2" from="12" to="12" number="12" range_name="Seas" range_level="2" ranges="Continents,Sea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Islands table</text:p>
          </table:table-cell>
          <table:covered-table-cell table:number-columns-repeated="2" table:style-name="ce27"/>
          <table:covered-table-cell table:style-name="ce36"/>
          <table:table-cell table:style-name="ce43"/>
        </table:table-row>
        <table:table-row table:style-name="ro2" from="13" to="13" number="13" range_name="Seas" range_level="2" ranges="Continents,Seas" range_parent="Continents" done="true">
          <table:table-cell/>
          <table:table-cell table:style-name="ce4"/>
          <table:table-cell table:style-name="ce15" office:value-type="string" calcext:value-type="string">
            <text:p>name</text:p>
          </table:table-cell>
          <table:table-cell table:style-name="ce28" office:value-type="string" calcext:value-type="string">
            <text:p>Area</text:p>
          </table:table-cell>
          <table:table-cell table:style-name="ce28" office:value-type="string" calcext:value-type="string">
            <text:p>Animals</text:p>
          </table:table-cell>
          <table:table-cell table:style-name="ce40" office:value-type="string" calcext:value-type="string">
            <text:p>Volcano</text:p>
          </table:table-cell>
          <table:table-cell table:style-name="ce43"/>
        </table:table-row>
        <table:table-row table:style-name="ro2" from="15" to="15" number="15" range_name="Continents" range_level="1" ranges="Continents" done="true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float" calcext:value-type="float" office:value="2">
            <text:p>2</text:p>
          </table:table-cell>
          <table:table-cell table:style-name="ce27" table:number-columns-repeated="2"/>
          <table:table-cell table:style-name="ce43"/>
        </table:table-row>
        <table:table-row table:style-name="ro2" from="16" to="16" number="16" range_name="Continents" range_level="1" ranges="Continents" done="true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float" calcext:value-type="float" office:value="2">
            <text:p>2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float" calcext:value-type="float" office:value="0">
            <text:p>0</text:p>
          </table:table-cell>
          <table:table-cell table:style-name="ce44"/>
        </table:table-row>
        <table:table-row table:style-name="ro4" from="17" to="17" number="17" range_name="Continents" range_level="1" range_end="Continents" ranges="Continents" done="true">
          <table:table-cell table:number-columns-repeated="7"/>
        </table:table-row>
        <table:table-row table:style-name="ro3" from="3" to="3" number="3" range_name="Continents" range_level="1" range_start="Continents" ranges="Continents" done="true">
          <table:table-cell/>
          <table:table-cell table:style-name="ce2" office:value-type="string" calcext:value-type="string">
            <text:p>Continent</text:p>
          </table:table-cell>
          <table:table-cell table:style-name="ce9" office:value-type="string" calcext:value-type="string">
            <text:p>North America</text:p>
          </table:table-cell>
          <table:table-cell table:style-name="ce22" office:value-type="string" calcext:value-type="string">
            <text:p>Area</text:p>
          </table:table-cell>
          <table:table-cell table:style-name="ce31" office:value-type="float" calcext:value-type="float" office:value="12343">
            <text:p>12343</text:p>
          </table:table-cell>
          <table:table-cell table:style-name="ce34" office:value-type="float" calcext:value-type="float" office:value="3">
            <text:p>3</text:p>
          </table:table-cell>
          <table:table-cell table:style-name="ce42">
            <draw:frame table:end-cell-address="Sheet1.G7" table:end-x="20.97mm" table:end-y="0.31mm" draw:z-index="4" draw:name="Изображение 2" draw:style-name="gr1" draw:text-style-name="P1" svg:width="19mm" svg:height="18.39mm" svg:x="1.97mm" svg:y="0.76mm">
              <draw:image xlink:href="Pictures/100002010000002000000020BA9A1F69E66E74AB.png" xlink:type="simple" xlink:show="embed" xlink:actuate="onLoad">
                <text:p/>
              </draw:image>
            </draw:frame>
          </table:table-cell>
        </table:table-row>
        <table:table-row table:style-name="ro2" from="4" to="4" number="4" range_name="Continents" range_level="1" ranges="Continents" done="true">
          <table:table-cell/>
          <table:table-cell table:style-name="ce3"/>
          <table:table-cell/>
          <table:table-cell table:style-name="ce23"/>
          <table:table-cell table:style-name="ce32"/>
          <table:table-cell/>
          <table:table-cell table:style-name="ce43"/>
        </table:table-row>
        <table:table-row table:style-name="ro2" from="5" to="5" number="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Canada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Ottawa</text:p>
          </table:table-cell>
          <table:table-cell table:style-name="ce43"/>
        </table:table-row>
        <table:table-row table:style-name="ro2" from="6" to="6" number="6" range_name="Countries" range_level="2" ranges="Continents,Countries" range_parent="Continents" done="true">
          <table:table-cell/>
          <table:table-cell table:style-name="ce5" office:value-type="float" calcext:value-type="float" office:value="1">
            <text:p>1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number="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9" to="9" number="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0">
            <text:p>0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5" to="5" number="5" range_name="Countries" range_level="2" range_start="Countries" ranges="Continents,Countries" range_parent="Continents" done="true">
          <table:table-cell/>
          <table:table-cell table:style-name="ce4" office:value-type="string" calcext:value-type="string">
            <text:p>Country num</text:p>
          </table:table-cell>
          <table:table-cell table:style-name="ce10" office:value-type="string" calcext:value-type="string">
            <text:p>Country</text:p>
            <draw:frame table:end-cell-address="Sheet1.C6" table:end-x="8.93mm" table:end-y="3.34mm" draw:z-index="5" draw:name="Изображение 3" draw:style-name="gr1" draw:text-style-name="P1" svg:width="6.73mm" svg:height="6.73mm" svg:x="2.2mm" svg:y="1.12mm">
              <draw:image xlink:href="Pictures/1000020100000020000000207BFDA3721898B4B1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USA</text:p>
          </table:table-cell>
          <table:table-cell table:style-name="ce33" office:value-type="string" calcext:value-type="string">
            <text:p>Capital</text:p>
          </table:table-cell>
          <table:table-cell table:style-name="ce35" office:value-type="string" calcext:value-type="string">
            <text:p>Washington</text:p>
          </table:table-cell>
          <table:table-cell table:style-name="ce43"/>
        </table:table-row>
        <table:table-row table:style-name="ro2" from="6" to="6" number="6" range_name="Countries" range_level="2" ranges="Continents,Countries" range_parent="Continents" done="true">
          <table:table-cell/>
          <table:table-cell table:style-name="ce5" office:value-type="float" calcext:value-type="float" office:value="2">
            <text:p>2</text:p>
          </table:table-cell>
          <table:table-cell table:style-name="ce11" office:value-type="string" calcext:value-type="string" table:number-columns-spanned="4" table:number-rows-spanned="1">
            <text:p>Cities table</text:p>
          </table:table-cell>
          <table:covered-table-cell table:number-columns-repeated="2"/>
          <table:covered-table-cell table:style-name="ce36"/>
          <table:table-cell table:style-name="ce43"/>
        </table:table-row>
        <table:table-row table:style-name="ro2" from="7" to="7" number="7" range_name="Countries" range_level="2" ranges="Continents,Countries" range_parent="Continents" done="true">
          <table:table-cell/>
          <table:table-cell table:style-name="ce5"/>
          <table:table-cell table:style-name="ce12" office:value-type="string" calcext:value-type="string">
            <text:p>City</text:p>
          </table:table-cell>
          <table:table-cell table:style-name="ce25" office:value-type="string" calcext:value-type="string">
            <text:p>Population</text:p>
          </table:table-cell>
          <table:table-cell table:style-name="ce25" office:value-type="string" calcext:value-type="string">
            <text:p>Factories</text:p>
          </table:table-cell>
          <table:table-cell table:style-name="ce37" office:value-type="string" calcext:value-type="string">
            <text:p>Parks</text:p>
          </table:table-cell>
          <table:table-cell table:style-name="ce43"/>
        </table:table-row>
        <table:table-row table:style-name="ro2" from="9" to="9" number="9" range_name="Countries" range_level="2" range_end="Countries" ranges="Continents,Countries" range_parent="Continents" done="true">
          <table:table-cell/>
          <table:table-cell table:style-name="ce4"/>
          <table:table-cell table:style-name="ce14" office:value-type="string" calcext:value-type="string">
            <text:p>Total</text:p>
          </table:table-cell>
          <table:table-cell table:style-name="ce26" office:value-type="float" calcext:value-type="float" office:value="0">
            <text:p>0</text:p>
          </table:table-cell>
          <table:table-cell table:style-name="ce26"/>
          <table:table-cell table:style-name="ce39"/>
          <table:table-cell table:style-name="ce43"/>
        </table:table-row>
        <table:table-row table:style-name="ro2" from="10" to="10" number="10" range_name="Continents" range_level="1" ranges="Continents" done="true">
          <table:table-cell/>
          <table:table-cell table:style-name="ce4"/>
          <table:table-cell table:number-columns-repeated="4"/>
          <table:table-cell table:style-name="ce43"/>
        </table:table-row>
        <table:table-row table:style-name="ro2" from="15" to="15" number="15" range_name="Continents" range_level="1" ranges="Continents" done="true">
          <table:table-cell/>
          <table:table-cell table:style-name="ce4"/>
          <table:table-cell table:style-name="ce17" office:value-type="string" calcext:value-type="string">
            <text:p>Sea count</text:p>
          </table:table-cell>
          <table:table-cell table:style-name="ce30" office:value-type="float" calcext:value-type="float" office:value="0">
            <text:p>0</text:p>
          </table:table-cell>
          <table:table-cell table:style-name="ce27" table:number-columns-repeated="2"/>
          <table:table-cell table:style-name="ce43"/>
        </table:table-row>
        <table:table-row table:style-name="ro2" from="16" to="16" number="16" range_name="Continents" range_level="1" ranges="Continents" done="true">
          <table:table-cell/>
          <table:table-cell table:style-name="ce6" office:value-type="string" calcext:value-type="string">
            <text:p>Countries</text:p>
          </table:table-cell>
          <table:table-cell table:style-name="ce18" office:value-type="float" calcext:value-type="float" office:value="2">
            <text:p>2</text:p>
          </table:table-cell>
          <table:table-cell table:style-name="ce18"/>
          <table:table-cell table:style-name="ce18" office:value-type="string" calcext:value-type="string">
            <text:p>Country area</text:p>
          </table:table-cell>
          <table:table-cell table:style-name="ce18" office:value-type="float" calcext:value-type="float" office:value="0">
            <text:p>0</text:p>
          </table:table-cell>
          <table:table-cell table:style-name="ce44"/>
        </table:table-row>
        <table:table-row table:style-name="ro4" from="17" to="17" number="17" range_name="Continents" range_level="1" range_end="Continents" ranges="Continents" done="true">
          <table:table-cell table:number-columns-repeated="7"/>
        </table:table-row>
        <table:table-row table:style-name="ro2" from="18" to="18" number="18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2016-09-25 22:06:06</text:p>
          </table:table-cell>
          <table:table-cell table:number-columns-repeated="4"/>
        </table:table-row>
        <table:table-row table:style-name="ro2" from="19" to="19" number="19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2016-09-25</text:p>
          </table:table-cell>
          <table:table-cell/>
          <table:table-cell/>
          <table:table-cell table:number-columns-repeated="2"/>
        </table:table-row>
        <table:table-row table:style-name="ro2" from="20" to="20" number="20">
          <table:table-cell/>
          <table:table-cell office:value-type="string" calcext:value-type="string">
            <text:p>created</text:p>
          </table:table-cell>
          <table:table-cell office:value-type="string" calcext:value-type="string">
            <text:p>2016-09-17 14:14</text:p>
          </table:table-cell>
          <table:table-cell table:number-columns-repeated="2"/>
          <table:table-cell/>
          <table:table-cell/>
        </table:table-row>
        <table:table-row table:style-name="ro2" from="21" to="21" number="21">
          <table:table-cell/>
          <table:table-cell office:value-type="string" calcext:value-type="string">
            <text:p>src file</text:p>
          </table:table-cell>
          <table:table-cell office:value-type="string" calcext:value-type="string">
            <text:p>continents.ods</text:p>
          </table:table-cell>
          <table:table-cell table:number-columns-repeated="4"/>
        </table:table-row>
        <table:table-row table:style-name="ro2" from="22" to="22" number="22">
          <table:table-cell/>
          <table:table-cell office:value-type="string" calcext:value-type="string">
            <text:p>dest file</text:p>
          </table:table-cell>
          <table:table-cell office:value-type="string" calcext:value-type="string">
            <text:p>continents-out.ods</text:p>
          </table:table-cell>
          <table:table-cell table:number-columns-repeated="4"/>
        </table:table-row>
        <table:table-row table:style-name="ro2" from="23" to="23" number="23">
          <table:table-cell/>
          <table:table-cell office:value-type="string" calcext:value-type="string">
            <text:p>float</text:p>
          </table:table-cell>
          <table:table-cell table:style-name="ce19" office:value-type="float" calcext:value-type="float" office:value="1254.5">
            <text:p>1254,5</text:p>
          </table:table-cell>
          <table:table-cell table:number-columns-repeated="4"/>
        </table:table-row>
        <table:table-row table:style-name="ro2" from="24" to="24" number="24">
          <table:table-cell/>
          <table:table-cell office:value-type="string" calcext:value-type="string">
            <text:p>formatted number</text:p>
          </table:table-cell>
          <table:table-cell table:style-name="ce19" office:value-type="float" office:value="134234.5" calcext:value-type="float">
            <text:p>134 234,50</text:p>
          </table:table-cell>
          <table:table-cell table:number-columns-repeated="4"/>
        </table:table-row>
        <table:table-row table:style-name="ro2" from="25" to="25" number="25">
          <table:table-cell table:number-columns-repeated="7"/>
        </table:table-row>
        <table:table-row table:style-name="ro2" from="26" to="26" number="26">
          <table:table-cell/>
          <table:table-cell office:value-type="string" calcext:value-type="string">
            <text:p>Oceans list</text:p>
          </table:table-cell>
          <table:table-cell/>
          <table:table-cell>
            <draw:frame table:end-cell-address="Sheet1.D26" table:end-x="14.77mm" table:end-y="4.22mm" draw:z-index="0" draw:name="ImageEnabledDB" draw:style-name="gr1" draw:text-style-name="P1" svg:width="3.9mm" svg:height="3.62mm" svg:x="10.87mm" svg:y="0.6mm">
              <draw:image xlink:href="Pictures/100002010000008000000080A593BDA00FB709C6.png" xlink:type="simple" xlink:show="embed" xlink:actuate="onLoad">
                <text:p/>
              </draw:image>
              <svg:title>conditions</svg:title>
              <svg:desc>true</svg:desc>
            </draw:frame>
          </table:table-cell>
          <table:table-cell table:number-columns-repeated="3"/>
        </table:table-row>
        <table:table-row table:style-name="ro2" from="27" to="27" number="27">
          <table:table-cell/>
          <table:table-cell table:style-name="ce7" office:value-type="string" calcext:value-type="string">
            <text:p>Position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rea</text:p>
          </table:table-cell>
          <table:table-cell table:number-columns-repeated="3"/>
        </table:table-row>
        <table:table-row table:style-name="ro2" from="28" to="28" number="28" range_name="Oceans" range_level="1" range_start="Oceans" range_end="Oceans" ranges="Oceans" done="true">
          <table:table-cell/>
          <table:table-cell table:style-name="ce8" office:value-type="float" calcext:value-type="float" office:value="1">
            <text:p>1</text:p>
            <draw:frame table:end-cell-address="Sheet1.B28" table:end-x="4.63mm" table:end-y="4.01mm" draw:z-index="3" draw:name="Изображение 1" draw:style-name="gr1" draw:text-style-name="P1" svg:width="3.62mm" svg:height="3.61mm" svg:x="1.01mm" svg:y="0.4mm">
              <draw:image xlink:href="Pictures/100014EB000006B8000006B85C1E128537C13793.svg" xlink:type="simple" xlink:show="embed" xlink:actuate="onLoad">
                <text:p/>
              </draw:image>
              <draw:image xlink:href="Pictures/100002010000003A0000003AFC3F44E859E3EBA8.png" xlink:type="simple" xlink:show="embed" xlink:actuate="onLoad"/>
            </draw:frame>
          </table:table-cell>
          <table:table-cell table:style-name="ce21" office:value-type="string" calcext:value-type="string">
            <text:p>Pacific</text:p>
          </table:table-cell>
          <table:table-cell table:style-name="ce21" office:value-type="float" calcext:value-type="float" office:value="2381.45">
            <text:p>2381,45</text:p>
          </table:table-cell>
          <table:table-cell table:number-columns-repeated="3"/>
        </table:table-row>
        <table:table-row table:style-name="ro2" from="28" to="28" number="28" range_name="Oceans" range_level="1" range_start="Oceans" range_end="Oceans" ranges="Oceans" done="true">
          <table:table-cell/>
          <table:table-cell table:style-name="ce8" office:value-type="float" calcext:value-type="float" office:value="2">
            <text:p>2</text:p>
            <draw:frame table:end-cell-address="Sheet1.B28" table:end-x="4.63mm" table:end-y="4.01mm" draw:z-index="3" draw:name="Изображение 1" draw:style-name="gr1" draw:text-style-name="P1" svg:width="3.62mm" svg:height="3.61mm" svg:x="1.01mm" svg:y="0.4mm">
              <draw:image xlink:href="Pictures/100014EB000006B8000006B85C1E128537C13793.svg" xlink:type="simple" xlink:show="embed" xlink:actuate="onLoad">
                <text:p/>
              </draw:image>
              <draw:image xlink:href="Pictures/100002010000003A0000003AFC3F44E859E3EBA8.png" xlink:type="simple" xlink:show="embed" xlink:actuate="onLoad"/>
            </draw:frame>
          </table:table-cell>
          <table:table-cell table:style-name="ce21" office:value-type="string" calcext:value-type="string">
            <text:p>Atlantic</text:p>
          </table:table-cell>
          <table:table-cell table:style-name="ce21" office:value-type="float" calcext:value-type="float" office:value="23422">
            <text:p>23422</text:p>
          </table:table-cell>
          <table:table-cell table:number-columns-repeated="3"/>
        </table:table-row>
        <table:table-row table:style-name="ro2" from="28" to="28" number="28" range_name="Oceans" range_level="1" range_start="Oceans" range_end="Oceans" ranges="Oceans" done="true">
          <table:table-cell/>
          <table:table-cell table:style-name="ce8" office:value-type="float" calcext:value-type="float" office:value="3">
            <text:p>3</text:p>
            <draw:frame table:end-cell-address="Sheet1.B28" table:end-x="4.63mm" table:end-y="4.01mm" draw:z-index="3" draw:name="Изображение 1" draw:style-name="gr1" draw:text-style-name="P1" svg:width="3.62mm" svg:height="3.61mm" svg:x="1.01mm" svg:y="0.4mm">
              <draw:image xlink:href="Pictures/100014EB000006B8000006B85C1E128537C13793.svg" xlink:type="simple" xlink:show="embed" xlink:actuate="onLoad">
                <text:p/>
              </draw:image>
              <draw:image xlink:href="Pictures/100002010000003A0000003AFC3F44E859E3EBA8.png" xlink:type="simple" xlink:show="embed" xlink:actuate="onLoad"/>
            </draw:frame>
          </table:table-cell>
          <table:table-cell table:style-name="ce21" office:value-type="string" calcext:value-type="string">
            <text:p>Indian</text:p>
          </table:table-cell>
          <table:table-cell table:style-name="ce21" office:value-type="float" calcext:value-type="float" office:value="9031.09">
            <text:p>9031,09</text:p>
          </table:table-cell>
          <table:table-cell table:number-columns-repeated="3"/>
        </table:table-row>
        <table:table-row table:style-name="ro2" from="28" to="28" number="28" range_name="Oceans" range_level="1" range_start="Oceans" range_end="Oceans" ranges="Oceans" done="true">
          <table:table-cell/>
          <table:table-cell table:style-name="ce8" office:value-type="float" calcext:value-type="float" office:value="4">
            <text:p>4</text:p>
            <draw:frame table:end-cell-address="Sheet1.B28" table:end-x="4.63mm" table:end-y="4.01mm" draw:z-index="3" draw:name="Изображение 1" draw:style-name="gr1" draw:text-style-name="P1" svg:width="3.62mm" svg:height="3.61mm" svg:x="1.01mm" svg:y="0.4mm">
              <draw:image xlink:href="Pictures/100014EB000006B8000006B85C1E128537C13793.svg" xlink:type="simple" xlink:show="embed" xlink:actuate="onLoad">
                <text:p/>
              </draw:image>
              <draw:image xlink:href="Pictures/100002010000003A0000003AFC3F44E859E3EBA8.png" xlink:type="simple" xlink:show="embed" xlink:actuate="onLoad"/>
            </draw:frame>
          </table:table-cell>
          <table:table-cell table:style-name="ce21" office:value-type="string" calcext:value-type="string">
            <text:p>Arctic</text:p>
          </table:table-cell>
          <table:table-cell table:style-name="ce21" office:value-type="float" calcext:value-type="float" office:value="73076.4">
            <text:p>73076,4</text:p>
          </table:table-cell>
          <table:table-cell table:number-columns-repeated="3"/>
        </table:table-row>
      </table:table>
      <table:named-expressions>
        <table:named-range table:name="Cities" table:base-cell-address="$Sheet1.$I$14" table:cell-range-address="$Sheet1.$A$8:.$AMJ$8" table:range-usable-as="repeat-row" id="range1"/>
        <table:named-range table:name="Continents" table:base-cell-address="$Sheet1.$F$23" table:cell-range-address="$Sheet1.$A$3:.$G$17" table:range-usable-as="repeat-row" id="range2"/>
        <table:named-range table:name="Countries" table:base-cell-address="$Sheet1.$A$12" table:cell-range-address="$Sheet1.$A$5:.$AMJ$9" table:range-usable-as="repeat-row" id="range3"/>
        <table:named-range table:name="Islands" table:base-cell-address="$Sheet1.$A$18" table:cell-range-address="$Sheet1.$A$14:.$AMJ$14" table:range-usable-as="repeat-row" id="range4"/>
        <table:named-range table:name="Oceans" table:base-cell-address="$Sheet1.$A$28" table:cell-range-address="$Sheet1.$A$28:.$AMJ$28" table:range-usable-as="repeat-row" id="range5"/>
        <table:named-range table:name="Seas" table:base-cell-address="$Sheet1.$A$14" table:cell-range-address="$Sheet1.$A$11:.$AMJ$14" table:range-usable-as="repeat-row" id="range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opLeft</text:p>
        </style:region-left>
        <style:region-center>
          <text:p><text:sheet-name>???</text:sheet-name></text:p>
        </style:region-center>
        <style:region-right>
          <text:p>TopRight</text:p>
        </style:region-right>
      </style:header>
      <style:header-left style:display="false"/>
      <style:footer>
        <style:region-left>
          <text:p>BottomLeft 2016-09-25</text:p>
        </style:region-left>
        <style:region-center>
          <text:p>Страница <text:page-number>1</text:page-number></text:p>
        </style:region-center>
        <style:region-right>
          <text:p>BottomRight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21:06:23.4968065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1:17:20.105414534</meta:creation-date>
    <dc:date>2016-09-22T14:36:21.813494060</dc:date>
    <meta:editing-duration>PT1H27M22S</meta:editing-duration>
    <meta:editing-cycles>52</meta:editing-cycles>
    <meta:generator>LibreOffice/5.2.0.4$Linux_X86_64 LibreOffice_project/066b007f5ebcc236395c7d282ba488bca6720265</meta:generator>
    <meta:document-statistic meta:table-count="1" meta:cell-count="65" meta:object-count="9"/>
    <meta:user-defined meta:name="DisplayField(Country.name)">Countries</meta:user-defined>
    <meta:user-defined meta:name="SUM(Country.area)">Countries</meta:user-defined>
    <meta:user-defined meta:name="SUM(Sea.area)">Seas</meta:user-defined>
  </office:meta>
</office:document-meta>
</file>